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Raleway" fo:font-size="28pt" fo:font-weight="bold" officeooo:rsid="000e86e3" officeooo:paragraph-rsid="000e86e3" style:font-size-asian="28pt" style:font-weight-asian="bold" style:font-size-complex="28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méno a příjmení: _____________________________________________</text:p>
      <text:p text:style-name="P1">Bydliště: ________________________________________________________</text:p>
      <text:p text:style-name="P1">Správní obvod: ________________________________________________</text:p>
      <text:p text:style-name="P1">Telefon: _________________________________________________________</text:p>
      <text:p text:style-name="P1">Politická příslušnost: _________________________________________</text:p>
      <text:p text:style-name="P1"/>
      <text:section text:style-name="Sect1" text:name="Sekce1">
        <text:p text:style-name="P1">Co od Pirátů chci:</text:p>
        <text:p text:style-name="P1">________________________________</text:p>
        <text:p text:style-name="P1">________________________________</text:p>
        <text:p text:style-name="P1">________________________________</text:p>
        <text:p text:style-name="P1">Jak mohu Pirátům pomoci?</text:p>
        <text:p text:style-name="P1">__________________________________</text:p>
        <text:p text:style-name="P1">__________________________________</text:p>
        <text:p text:style-name="P1">__________________________________</text:p>
      </text:section>
      <text:p text:style-name="P1"/>
      <text:p text:style-name="P1">Další informace: _______________________________________________</text:p>
      <text:p text:style-name="P1">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44:19.619696666</meta:creation-date>
    <dc:date>2017-02-15T17:52:56.648269965</dc:date>
    <meta:editing-duration>PT8M39S</meta:editing-duration>
    <meta:editing-cycles>1</meta:editing-cycles>
    <meta:document-statistic meta:table-count="0" meta:image-count="0" meta:object-count="0" meta:page-count="1" meta:paragraph-count="15" meta:word-count="32" meta:character-count="694" meta:non-whitespace-character-count="677"/>
    <meta:generator>LibreOffice/4.4.6.3$Linux_X86_64 LibreOffice_project/40m0$Build-3</meta:generator>
  </office:meta>
</office:document-meta>
</file>